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2.912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6pt" fo:font-weight="bold" officeooo:paragraph-rsid="000005f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font-weight="bold" officeooo:paragraph-rsid="000005f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font-weight="bold" officeooo:paragraph-rsid="0013b91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font-weight="bold" officeooo:paragraph-rsid="001cdde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fo:font-weight="bold" officeooo:paragraph-rsid="001edb37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4pt" fo:font-weight="bold" officeooo:paragraph-rsid="002c0c7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005f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4651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bb98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c96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193cb4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1a8b7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1b0e3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1cdde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1edb37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2pt" officeooo:paragraph-rsid="0001806f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2pt" officeooo:paragraph-rsid="000359ce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2pt" officeooo:paragraph-rsid="0009243b" style:font-size-asian="10.5pt" style:font-size-complex="12pt"/>
    </style:style>
    <style:style style:name="T1" style:family="text">
      <style:text-properties officeooo:rsid="000005f1"/>
    </style:style>
    <style:style style:name="T2" style:family="text">
      <style:text-properties officeooo:rsid="0001806f"/>
    </style:style>
    <style:style style:name="T3" style:family="text">
      <style:text-properties officeooo:rsid="000359ce"/>
    </style:style>
    <style:style style:name="T4" style:family="text">
      <style:text-properties officeooo:rsid="0004651d"/>
    </style:style>
    <style:style style:name="T5" style:family="text">
      <style:text-properties officeooo:rsid="00052803"/>
    </style:style>
    <style:style style:name="T6" style:family="text">
      <style:text-properties officeooo:rsid="0007be2d"/>
    </style:style>
    <style:style style:name="T7" style:family="text">
      <style:text-properties officeooo:rsid="00081273"/>
    </style:style>
    <style:style style:name="T8" style:family="text">
      <style:text-properties officeooo:rsid="00082fb8"/>
    </style:style>
    <style:style style:name="T9" style:family="text">
      <style:text-properties officeooo:rsid="0009243b"/>
    </style:style>
    <style:style style:name="T10" style:family="text">
      <style:text-properties officeooo:rsid="000af4ee"/>
    </style:style>
    <style:style style:name="T11" style:family="text">
      <style:text-properties officeooo:rsid="000b87a3"/>
    </style:style>
    <style:style style:name="T12" style:family="text">
      <style:text-properties officeooo:rsid="000bb98f"/>
    </style:style>
    <style:style style:name="T13" style:family="text">
      <style:text-properties officeooo:rsid="000c65f9"/>
    </style:style>
    <style:style style:name="T14" style:family="text">
      <style:text-properties officeooo:rsid="000c9637"/>
    </style:style>
    <style:style style:name="T15" style:family="text">
      <style:text-properties officeooo:rsid="000e15f9"/>
    </style:style>
    <style:style style:name="T16" style:family="text">
      <style:text-properties officeooo:rsid="000e39ab"/>
    </style:style>
    <style:style style:name="T17" style:family="text">
      <style:text-properties officeooo:rsid="000fc221"/>
    </style:style>
    <style:style style:name="T18" style:family="text">
      <style:text-properties officeooo:rsid="0011762f"/>
    </style:style>
    <style:style style:name="T19" style:family="text">
      <style:text-properties officeooo:rsid="0012159e"/>
    </style:style>
    <style:style style:name="T20" style:family="text">
      <style:text-properties officeooo:rsid="0013b912"/>
    </style:style>
    <style:style style:name="T21" style:family="text">
      <style:text-properties officeooo:rsid="00193cb4"/>
    </style:style>
    <style:style style:name="T22" style:family="text">
      <style:text-properties officeooo:rsid="001a8b7a"/>
    </style:style>
    <style:style style:name="T23" style:family="text">
      <style:text-properties officeooo:rsid="001b0e33"/>
    </style:style>
    <style:style style:name="T24" style:family="text">
      <style:text-properties officeooo:rsid="001cdde7"/>
    </style:style>
    <style:style style:name="T25" style:family="text">
      <style:text-properties officeooo:rsid="001edb37"/>
    </style:style>
    <style:style style:name="T26" style:family="text">
      <style:text-properties officeooo:rsid="0020b440"/>
    </style:style>
    <style:style style:name="T27" style:family="text">
      <style:text-properties officeooo:rsid="0021d56a"/>
    </style:style>
    <style:style style:name="T28" style:family="text">
      <style:text-properties officeooo:rsid="0022f703"/>
    </style:style>
    <style:style style:name="T29" style:family="text">
      <style:text-properties fo:font-size="12pt" fo:font-weight="normal" officeooo:rsid="00253569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256ac1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263935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277f78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2820ba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29742e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29bb21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2b7287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2b7e55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2dc43f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2ede11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D2: Requirements Engineering</text:span></text:p>
      <text:p text:style-name="P1"><text:span text:style-name="T1"/></text:p>
      <text:p text:style-name="P2"><text:span text:style-name="T1">1. Requirement classification and rewriting</text:span></text:p>
      <text:p text:style-name="P2"><text:span text:style-name="T1"/></text:p>
      <text:p text:style-name="P7"><text:span text:style-name="T1"><text:tab/></text:span><text:span text:style-name="T6">Rappel : contrainte = on va rendre obligatoire l'utilisation d'un outil donné, d'un composant donné, d'une méthodologie donné.</text:span></text:p>
      <text:p text:style-name="P7"><text:span text:style-name="T6"><text:tab/></text:span><text:span text:style-name="T7">Qualités : non fonctionnelles. </text:span><text:span text:style-name="T8">(</text:span><text:span text:style-name="T11">ities</text:span><text:span text:style-name="T8">)</text:span></text:p>
      <text:p text:style-name="P9"><text:span text:style-name="T12">3 types de requirements : <text:tab/>fonctionnel : goal, service</text:span></text:p>
      <text:p text:style-name="P9"><text:span text:style-name="T12"><text:tab/><text:tab/><text:tab/><text:tab/>non fonctionnel : ities</text:span></text:p>
      <text:p text:style-name="P9"><text:span text:style-name="T12"><text:tab/><text:tab/><text:tab/><text:tab/>contraintes : dev/spec, exec</text:span></text:p>
      <text:p text:style-name="P7"><text:span text:style-name="T8"/>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6"><text:span text:style-name="T2">Functional</text:span></text:p>
          </table:table-cell>
          <table:table-cell table:style-name="Tableau1.A1" office:value-type="string">
            <text:p text:style-name="P16"><text:span text:style-name="T2">Quality</text:span></text:p>
          </table:table-cell>
          <table:table-cell table:style-name="Tableau1.C1" office:value-type="string">
            <text:p text:style-name="P16"><text:span text:style-name="T2">Constraint</text:span></text:p>
          </table:table-cell>
        </table:table-row>
        <table:table-row table:style-name="Tableau1.2">
          <table:table-cell table:style-name="Tableau1.A2" office:value-type="string">
            <text:p text:style-name="P16"><text:span text:style-name="T2">(a)</text:span></text:p>
            <text:p text:style-name="P16"><text:span text:style-name="T2">(b)</text:span></text:p>
            <text:p text:style-name="P18"><text:span text:style-name="T9">(d) </text:span><text:span text:style-name="T10">(c'est une fonction)</text:span></text:p>
            <text:p text:style-name="P17"><text:span text:style-name="T3">(f)</text:span></text:p>
            <text:p text:style-name="P17"><text:span text:style-name="T3">(e)</text:span></text:p>
          </table:table-cell>
          <table:table-cell table:style-name="Tableau1.A2" office:value-type="string">
            <text:p text:style-name="P16"><text:span text:style-name="T2">(c)</text:span></text:p>
            <text:p text:style-name="P17"><text:span text:style-name="T3">(i)</text:span></text:p>
            <text:p text:style-name="P17"><text:span text:style-name="T3">(k) </text:span><text:span text:style-name="T13">(portability)</text:span></text:p>
          </table:table-cell>
          <table:table-cell table:style-name="Tableau1.C2" office:value-type="string">
            <text:p text:style-name="P17"><text:span text:style-name="T3">(g)</text:span></text:p>
            <text:p text:style-name="P17"><text:span text:style-name="T3">(h)</text:span></text:p>
            <text:p text:style-name="P17"><text:span text:style-name="T3">(j)</text:span></text:p>
            <text:p text:style-name="P17"><text:span text:style-name="T3">(l)</text:span></text:p>
          </table:table-cell>
        </table:table-row>
      </table:table>
      <text:p text:style-name="P7"><text:span text:style-name="T2"/></text:p>
      <text:p text:style-name="P8"><text:span text:style-name="T4">Which of the abov</text:span><text:span text:style-name="T5">e might be premature </text:span><text:span text:style-name="T4">design decision ?</text:span></text:p>
      <text:p text:style-name="P8"><text:span text:style-name="T4"><text:tab/>=&gt; </text:span><text:span text:style-name="T14">(l) : </text:span><text:span text:style-name="T15">Communications doi</text:span><text:span text:style-name="T16">vent être chiffrées.</text:span></text:p>
      <text:p text:style-name="P8"><text:span text:style-name="T16"><text:tab/></text:span><text:span text:style-name="T17">=&gt; (e) : unicité des informations.</text:span></text:p>
      <text:p text:style-name="P8"><text:span text:style-name="T14"/></text:p>
      <text:p text:style-name="P10"><text:span text:style-name="T14">Which of the above must absolutely be re-expressed ?</text:span></text:p>
      <text:p text:style-name="P10"><text:span text:style-name="T14"><text:tab/></text:span><text:span text:style-name="T18">=&gt; </text:span><text:span text:style-name="T19">(k) : portable comment ? à quantifier !</text:span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3"><text:span text:style-name="T20">2. Stakeholders</text:span></text:p>
      <text:p text:style-name="P3"><text:span text:style-name="T20"/></text:p>
      <text:p text:style-name="P12"><text:span text:style-name="T27">L'université, l</text:span><text:span text:style-name="T28">'administration</text:span><text:span text:style-name="T22">, les enseignants, les étudiants, </text:span><text:span text:style-name="T26">département informatique.</text:span></text:p>
      <text:p text:style-name="P11"><text:span text:style-name="T21">Chacune des parties prenantes a un intérêt différent pour le système et n'a pas forcément les mêmes attentes.</text:span></text:p>
      <text:p text:style-name="P13"><text:span text:style-name="T23">Un conflit pourrait se trouver au niveau de la manière d'enregistrer les notes dans le système (enseignants ? administration ?)</text:span></text:p>
      <text:p text:style-name="P13"><text:span text:style-name="T23"/></text:p>
      <text:p text:style-name="P4"><text:span text:style-name="T24">3. Non-functional requirements</text:span></text:p>
      <text:p text:style-name="P4"><text:span text:style-name="T24"><text:tab/></text:span><text:span text:style-name="T29">Le problème de ces spécifications est qu'elles sont trop vagues. </text:span><text:span text:style-name="T35">Pas quantifiées.</text:span></text:p>
      <text:p text:style-name="P4"><text:span text:style-name="T29"><text:tab/></text:span><text:span text:style-name="T30">(a) Le système de réservation doit consommer moins de 5% du CPU, doit permettre d'effectuer plus de 10 000 réservations à la fois, </text:span><text:span text:style-name="T36">temps de traitement </text:span><text:span text:style-name="T37">sur le serveur </text:span><text:span text:style-name="T36">d'une requête &lt; 2s, </text:span></text:p>
      <text:p text:style-name="P6"><text:span text:style-name="T30"><text:tab/>(b) Le système de réservation doit avoir</text:span><text:span text:style-name="T38"> tout</text:span><text:span text:style-name="T30">e fonction accessible en moins de X clics, </text:span><text:span text:style-name="T38">nombre d'imbrications, temps pour s'habituer au système.</text:span></text:p>
      <text:p text:style-name="P6"><text:span text:style-name="T30"><text:tab/>(c) </text:span><text:span text:style-name="T31">Le système de réservation doit être en ligne 24h/24 7j/7.</text:span></text:p>
      <text:p text:style-name="P4"><text:span text:style-name="T31"><text:tab/>(d) </text:span><text:span text:style-name="T32">Le système de réservation doit pouvoir résister à des attaques par déni de service, des accès frauduleux à la base de données, </text:span><text:span text:style-name="T33">avoir un chiffrement des mots de passe, </text:span><text:span text:style-name="T39">interdiction formelle de conserver les informations de CB.</text:span></text:p>
      <text:p text:style-name="P14"><text:span text:style-name="T24"/></text:p>
      <text:p text:style-name="P4"><text:soft-page-break/><text:span text:style-name="T24"/></text:p>
      <text:p text:style-name="P4"><text:span text:style-name="T24"/></text:p>
      <text:p text:style-name="P5"><text:span text:style-name="T25">4. Functional and non functional requirements</text:span></text:p>
      <text:p text:style-name="P5"><text:span text:style-name="T25"/></text:p>
      <text:p text:style-name="P15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45S</meta:editing-duration>
    <meta:editing-cycles>51</meta:editing-cycles>
    <meta:generator>LibreOffice/4.0.3.3$Windows_x86 LibreOffice_project/0eaa50a932c8f2199a615e1eb30f7ac74279539</meta:generator>
    <dc:date>2015-09-28T16:36:42.95</dc:date>
    <meta:document-statistic meta:table-count="1" meta:image-count="0" meta:object-count="0" meta:page-count="2" meta:paragraph-count="38" meta:word-count="281" meta:character-count="1803" meta:non-whitespace-character-count="1540"/>
    <meta:user-defined meta:name="Info 1"/>
    <meta:user-defined meta:name="Info 2"/>
    <meta:user-defined meta:name="Info 3"/>
    <meta:user-defined meta:name="Info 4"/>
  </office:meta>
</office:document-meta>
</file>